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get https://developer.download.nvidia.com/compute/cuda/repos/ubuntu1804/x86_64/cuda-ubuntu1804.pin</text:p>
      <text:p text:style-name="Standard"/>
      <text:p text:style-name="Standard"><text:s/>sudo mv cuda-ubuntu1804.pin /etc/apt/preferences.d/cuda-repository-pin-600</text:p>
      <text:p text:style-name="Standard"/>
      <text:p text:style-name="Standard">wget https://developer.download.nvidia.com/compute/cuda/repos/ubuntu1804/x86_64/cuda-ubuntu1804.pin</text:p>
      <text:p text:style-name="Standard"/>
      <text:p text:style-name="Standard">sudo mv cuda-ubuntu1804.pin /etc/apt/preferences.d/cuda-repository-pin-600</text:p>
      <text:p text:style-name="Standard"/>
      <text:p text:style-name="Standard">sudo apt-key adv --fetch-keys <text:a xlink:type="simple" xlink:href="https://developer.download.nvidia.com/compute/cuda/repos/ubuntu1804/x86_64/7fa2af80.pub" text:style-name="Internet_20_link" text:visited-style-name="Visited_20_Internet_20_Link">https://developer.download.nvidia.com/compute/cuda/repos/ubuntu1804/x86_64/7fa2af80.pub</text:a></text:p>
      <text:p text:style-name="Standard"/>
      <text:p text:style-name="Standard">sudo add-apt-repository "deb http://developer.download.nvidia.com/compute/cuda/repos/ubuntu1804/x86_64/ /"</text:p>
      <text:p text:style-name="Standard"/>
      <text:p text:style-name="Standard">sudo apt-get update</text:p>
      <text:p text:style-name="Standard"/>
      <text:p text:style-name="Standard">sudo apt-get -y install cuda</text:p>
      <text:p text:style-name="Standard"/>
      <text:p text:style-name="Standard">nvidia-smi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0:10:27.590766019</meta:creation-date>
    <dc:date>2019-10-16T10:15:10.707258840</dc:date>
    <meta:editing-duration>PT4M43S</meta:editing-duration>
    <meta:editing-cycles>1</meta:editing-cycles>
    <meta:document-statistic meta:table-count="0" meta:image-count="0" meta:object-count="0" meta:page-count="1" meta:paragraph-count="9" meta:word-count="32" meta:character-count="627" meta:non-whitespace-character-count="604"/>
    <meta:generator>LibreOffice/6.0.7.3$Linux_X86_64 LibreOffice_project/00m0$Build-3</meta:generator>
  </office:meta>
</office:document-meta>
</file>